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64833" officeooo:paragraph-rsid="00264833"/>
    </style:style>
    <style:style style:name="P2" style:family="paragraph" style:parent-style-name="Standard">
      <style:text-properties officeooo:rsid="0028311a" officeooo:paragraph-rsid="0028311a"/>
    </style:style>
    <style:style style:name="P3" style:family="paragraph" style:parent-style-name="Standard">
      <style:text-properties officeooo:rsid="002836f4" officeooo:paragraph-rsid="002836f4"/>
    </style:style>
    <style:style style:name="P4" style:family="paragraph" style:parent-style-name="Standard">
      <style:text-properties officeooo:rsid="002954d0" officeooo:paragraph-rsid="002954d0"/>
    </style:style>
    <style:style style:name="P5" style:family="paragraph" style:parent-style-name="Standard">
      <style:text-properties officeooo:rsid="0029cdff" officeooo:paragraph-rsid="0029cdff"/>
    </style:style>
    <style:style style:name="T1" style:family="text">
      <style:text-properties officeooo:rsid="0028311a"/>
    </style:style>
    <style:style style:name="T2" style:family="text">
      <style:text-properties officeooo:rsid="0029bd10"/>
    </style:style>
    <style:style style:name="T3" style:family="text">
      <style:text-properties officeooo:rsid="002b9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s im mathestudium gerne gesprochen wird, ist die nullstellensuche. Auch numerisch.</text:p>
      <text:p text:style-name="P1"/>
      <text:p text:style-name="P1">Das hat zum teil damit zu tun, dass =0 in der Physik häufig zu lesen ist. Auch in der Mathematik spielen Kerne und das Urbild von Null eine Bedeutende Rolle. <text:span text:style-name="T1">Gleichungen lösen undso.</text:span></text:p>
      <text:p text:style-name="P1"/>
      <text:p text:style-name="P2">Wirtschaftlich bedeutender sind aber die Minimalstellensuche in der Numerik anstatt die Nullstellensuche in der Numerik.</text:p>
      <text:p text:style-name="P2"/>
      <text:p text:style-name="P3">In der Wirtschaft gibt es ein Gefäß im Phasenraum (d.h. einen Markt) der Gefüllt wird.</text:p>
      <text:p text:style-name="P4">Dieser wird von unten nach oben gefüllt. Die unterste Schicht sind immer die direkten Verfahren. Bei denen ist das Risiko null, <text:span text:style-name="T2">und der Gewinn so hoch wie er eben ist.</text:span></text:p>
      <text:p text:style-name="P5">Die daraufliegenden Schichten sind sogenannte „Inverse Probleme“. Bei denen geht es um Fantasie und sie werfen pro investiertes Geld viel weniger Gewinn ab, es gibt aber wesentlich mehr Möglichkeiten hier. <text:span text:style-name="T3">Darum kommen diese danach.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2:35:27.637717490</meta:creation-date>
    <meta:generator>LibreOffice/7.4.7.2$Linux_X86_64 LibreOffice_project/40$Build-2</meta:generator>
    <dc:date>2023-11-23T02:17:07.221354899</dc:date>
    <meta:editing-duration>PT30M52S</meta:editing-duration>
    <meta:editing-cycles>20</meta:editing-cycles>
    <meta:document-statistic meta:table-count="0" meta:image-count="0" meta:object-count="0" meta:page-count="1" meta:paragraph-count="6" meta:word-count="138" meta:character-count="871" meta:non-whitespace-character-count="739"/>
  </office:meta>
</office:document-meta>
</file>